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3" style:parent-style-name="Normal" style:family="paragraph">
      <style:paragraph-properties fo:text-align="end"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line-height="150%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4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5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6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1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4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2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3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4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5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6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38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3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3" style:parent-style-name="Normal" style:family="paragraph">
      <style:paragraph-properties fo:line-height="150%"/>
    </style:style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45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46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8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4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0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3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4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5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paragraph-properties fo:line-height="150%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8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59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0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1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2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3" style:parent-style-name="Normal" style:family="paragraph">
      <style:paragraph-properties fo:line-height="150%"/>
      <style:text-properties style:font-name="Times New Roman" style:font-name-complex="Times New Roman" fo:font-size="14pt" style:font-size-asian="14pt" style:font-size-complex="14pt"/>
    </style:style>
    <style:style style:name="P64" style:parent-style-name="Normal" style:family="paragraph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Pop up Quiz</text:p>
      <text:p text:style-name="P2">Chapter 3</text:p>
      <text:p text:style-name="P3">Total Marks:5<text:s/></text:p>
      <text:p text:style-name="P4">Q. Choose the correct answer.</text:p>
      <text:p text:style-name="P5"><text:span text:style-name="T6">1.</text:span><text:s/>________________<text:s/><text:span text:style-name="T7">is the system of shared values, beliefs, attitudes, and norms that guide what is considered<text:s/></text:span><text:span text:style-name="T8">appropriate among an identifiable group of people.</text:span></text:p>
      <text:p text:style-name="P9">a) communication</text:p>
      <text:p text:style-name="P10">b) culture</text:p>
      <text:p text:style-name="P11">c) standard</text:p>
      <text:p text:style-name="P12">d) principle</text:p>
      <text:p text:style-name="P13">2. Dominant culture refers to the learned system of norms held by the majority group of empowered people in a _______________.</text:p>
      <text:p text:style-name="P14">a) structure</text:p>
      <text:p text:style-name="P15">b) community</text:p>
      <text:p text:style-name="P16">c) identity</text:p>
      <text:p text:style-name="P17">d) society</text:p>
      <text:p text:style-name="P18">3. Co-cultural group members sometimes code switch, altering their _________________ patterns to conform to the dominant community.</text:p>
      <text:p text:style-name="P19">a) verbal and nonverbal</text:p>
      <text:soft-page-break/>
      <text:p text:style-name="P20">b) linguistic and nonverbal<text:s/></text:p>
      <text:p text:style-name="P21">c) language and verbal</text:p>
      <text:p text:style-name="P22">d) social and individual</text:p>
      <text:p text:style-name="P23">4. A race is related to ____________ characteristics of a specific group of society.</text:p>
      <text:p text:style-name="P24">a) biological</text:p>
      <text:p text:style-name="P25">b) social</text:p>
      <text:p text:style-name="P26">c) individual</text:p>
      <text:p text:style-name="P27">d) natural</text:p>
      <text:p text:style-name="P28">5. The language one learns from birth is known as ___________________ .</text:p>
      <text:p text:style-name="P29">a) learnt language</text:p>
      <text:p text:style-name="P30">b) social language</text:p>
      <text:p text:style-name="P31">c) native<text:s/>language</text:p>
      <text:p text:style-name="P32">d) mother language</text:p>
      <text:p text:style-name="P33">6. Many religious co-cultures exist ___________________ across the country today.<text:s/></text:p>
      <text:p text:style-name="P34">a) harmoniously<text:s/></text:p>
      <text:p text:style-name="P35">b) separately</text:p>
      <text:p text:style-name="P36">c) pleasantly</text:p>
      <text:p text:style-name="P37">d) religiously</text:p>
      <text:soft-page-break/>
      <text:p text:style-name="P38">7. A _____________ is any physical, emotional, mental, or cognitive impairment that impacts how a person functions in society.</text:p>
      <text:p text:style-name="P39">a) disability <text:s/></text:p>
      <text:p text:style-name="P40">b) inability</text:p>
      <text:p text:style-name="P41">c) deficiency</text:p>
      <text:p text:style-name="P42">d) weakness</text:p>
      <text:p text:style-name="P43"><text:span text:style-name="T44">8.</text:span><text:s/><text:span text:style-name="T45">Chronemics is the study of how the perception of _________ differs among cultures.<text:s/></text:span></text:p>
      <text:p text:style-name="P46">a) money</text:p>
      <text:p text:style-name="P47">b) values</text:p>
      <text:p text:style-name="P48">c) time</text:p>
      <text:p text:style-name="P49">d) self</text:p>
      <text:p text:style-name="P50">9. ______________adaptation empathizing with and adapting communication patterns based on cultural differences.</text:p>
      <text:p text:style-name="P51">a) intracultural</text:p>
      <text:p text:style-name="P52">b) multicultural</text:p>
      <text:p text:style-name="P53">c) intercultural</text:p>
      <text:p text:style-name="P54">d) cross-cultural</text:p>
      <text:p text:style-name="P55">10. _______________ is the belief that one’s own culture is superior to</text:p>
      <text:p text:style-name="P56">others.<text:s/></text:p>
      <text:p text:style-name="P57">a) stereotyping<text:s/></text:p>
      <text:soft-page-break/>
      <text:p text:style-name="P58">b)<text:s/>condescending</text:p>
      <text:p text:style-name="P59">c) ethnocentrism<text:s/></text:p>
      <text:p text:style-name="P60">d) individualism</text:p>
      <text:p text:style-name="P61"/>
      <text:p text:style-name="P62"/>
      <text:p text:style-name="P63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5%"/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akia Naeem</meta:initial-creator>
    <dc:creator>Windows User</dc:creator>
    <meta:creation-date>2025-03-16T16:48:00Z</meta:creation-date>
    <dc:date>2025-03-17T04:57:00Z</dc:date>
    <meta:template xlink:href="Normal" xlink:type="simple"/>
    <meta:editing-cycles>6</meta:editing-cycles>
    <meta:editing-duration>PT2640S</meta:editing-duration>
    <meta:user-defined meta:name="GrammarlyDocumentId">71a7c126be8d42daf7caa37ec67e2fb1c79e21ff21d600e4f8e3530fd649044a</meta:user-defined>
    <meta:document-statistic meta:page-count="4" meta:paragraph-count="55" meta:word-count="260" meta:character-count="1697" meta:row-count="67" meta:non-whitespace-character-count="1482"/>
  </office:meta>
</office:document-meta>
</file>